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66" calcext:value-type="float">
            <text:p>66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table:formula="of:=SUM([.C1184:.G1184])"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table:formula="of:=SUM([.C1185:.G1185])" office:value-type="float" office:value="856" calcext:value-type="float">
            <text:p>8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5" calcext:value-type="float">
            <text:p>385</text:p>
          </table:table-cell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table:formula="of:=SUM([.C1198:.G1198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5" calcext:value-type="float">
            <text:p>285</text:p>
          </table:table-cell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float" office:value="343" calcext:value-type="float">
            <text:p>343</text:p>
          </table:table-cell>
          <table:table-cell office:value-type="float" office:value="16" calcext:value-type="float">
            <text:p>16</text:p>
          </table:table-cell>
          <table:table-cell table:formula="of:=SUM([.C1199:.G1199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9" calcext:value-type="float">
            <text:p>9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5" calcext:value-type="float">
            <text:p>8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5" calcext:value-type="float">
            <text:p>8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2" calcext:value-type="float">
            <text:p>8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8" calcext:value-type="float">
            <text:p>368</text:p>
          </table:table-cell>
          <table:table-cell office:value-type="float" office:value="51" calcext:value-type="float">
            <text:p>51</text:p>
          </table:table-cell>
          <table:table-cell office:value-type="float" office:value="220" calcext:value-type="float">
            <text:p>220</text:p>
          </table:table-cell>
          <table:table-cell office:value-type="float" office:value="238" calcext:value-type="float">
            <text:p>238</text:p>
          </table:table-cell>
          <table:table-cell office:value-type="float" office:value="10" calcext:value-type="float">
            <text:p>10</text:p>
          </table:table-cell>
          <table:table-cell table:formula="of:=SUM([.C1230:.G1230])" office:value-type="float" office:value="887" calcext:value-type="float">
            <text:p>8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02" calcext:value-type="float">
            <text:p>302</text:p>
          </table:table-cell>
          <table:table-cell office:value-type="float" office:value="148" calcext:value-type="float">
            <text:p>148</text:p>
          </table:table-cell>
          <table:table-cell office:value-type="float" office:value="65" calcext:value-type="float">
            <text:p>65</text:p>
          </table:table-cell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  <table:table-cell table:formula="of:=SUM([.C1231:.G1231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4" calcext:value-type="date">
            <text:p>2022-0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4" calcext:value-type="date">
            <text:p>2022-0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5" calcext:value-type="date">
            <text:p>2022-0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0" calcext:value-type="float">
            <text:p>9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5" calcext:value-type="date">
            <text:p>2022-0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6" calcext:value-type="date">
            <text:p>2022-01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5" calcext:value-type="float">
            <text:p>55</text:p>
          </table:table-cell>
          <table:table-cell office:value-type="float" office:value="224" calcext:value-type="float">
            <text:p>224</text:p>
          </table:table-cell>
          <table:table-cell office:value-type="float" office:value="252" calcext:value-type="float">
            <text:p>252</text:p>
          </table:table-cell>
          <table:table-cell office:value-type="float" office:value="8" calcext:value-type="float">
            <text:p>8</text:p>
          </table:table-cell>
          <table:table-cell table:formula="of:=SUM([.C1236:.G1236])"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6" calcext:value-type="date">
            <text:p>2022-01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03" calcext:value-type="float">
            <text:p>303</text:p>
          </table:table-cell>
          <table:table-cell office:value-type="float" office:value="148" calcext:value-type="float">
            <text:p>148</text:p>
          </table:table-cell>
          <table:table-cell office:value-type="float" office:value="67" calcext:value-type="float">
            <text:p>67</text:p>
          </table:table-cell>
          <table:table-cell office:value-type="float" office:value="338" calcext:value-type="float">
            <text:p>338</text:p>
          </table:table-cell>
          <table:table-cell office:value-type="float" office:value="21" calcext:value-type="float">
            <text:p>21</text:p>
          </table:table-cell>
          <table:table-cell table:formula="of:=SUM([.C1237:.G1237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7" calcext:value-type="date">
            <text:p>2022-01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7" calcext:value-type="date">
            <text:p>2022-01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8" calcext:value-type="date">
            <text:p>2022-0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8" calcext:value-type="date">
            <text:p>2022-0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9" calcext:value-type="date">
            <text:p>2022-0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9" calcext:value-type="date">
            <text:p>2022-0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0" calcext:value-type="date">
            <text:p>2022-0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0" calcext:value-type="date">
            <text:p>2022-0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1" calcext:value-type="date">
            <text:p>2022-0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1" calcext:value-type="date">
            <text:p>2022-0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2" calcext:value-type="date">
            <text:p>2022-0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2" calcext:value-type="date">
            <text:p>2022-0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3" calcext:value-type="date">
            <text:p>2022-0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5" calcext:value-type="float">
            <text:p>9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3" calcext:value-type="date">
            <text:p>2022-0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4" calcext:value-type="date">
            <text:p>2022-0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4" calcext:value-type="date">
            <text:p>2022-0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5" calcext:value-type="date">
            <text:p>2022-0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9" calcext:value-type="float">
            <text:p>10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5" calcext:value-type="date">
            <text:p>2022-0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6" calcext:value-type="date">
            <text:p>2022-01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6" calcext:value-type="date">
            <text:p>2022-01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7" calcext:value-type="date">
            <text:p>2022-0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6" calcext:value-type="float">
            <text:p>10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7" calcext:value-type="date">
            <text:p>2022-0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8" calcext:value-type="date">
            <text:p>2022-0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8" calcext:value-type="date">
            <text:p>2022-0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9" calcext:value-type="date">
            <text:p>2022-0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9" calcext:value-type="date">
            <text:p>2022-0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0" calcext:value-type="date">
            <text:p>2022-0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18" calcext:value-type="float">
            <text:p>1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0" calcext:value-type="date">
            <text:p>2022-0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31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/00/0000</text:date>, <text:time style:data-style-name="N2" text:time-value="08:55:38.35016532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2-01-21T08:59:59.355279064</dc:date>
    <dc:creator>Jesus Castagnetto</dc:creator>
    <meta:editing-duration>P9DT17H29M13S</meta:editing-duration>
    <meta:editing-cycles>814</meta:editing-cycles>
    <meta:generator>LibreOffice/7.2.5.2$Linux_X86_64 LibreOffice_project/20$Build-2</meta:generator>
    <meta:document-statistic meta:table-count="1" meta:cell-count="7268" meta:object-count="0"/>
  </office:meta>
</office:document-meta>
</file>